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770000028A8A44E5DC9DF0943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Dimension_20_Lines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139cm" svg:x="1cm" svg:y="8.4cm">
          <draw:image xlink:href="Pictures/10000000000004770000028A8A44E5DC9DF0943C.png" xlink:type="simple" xlink:show="embed" xlink:actuate="onLoad">
            <text:p/>
          </draw:image>
        </draw:frame>
        <draw:line draw:style-name="gr2" draw:text-style-name="P2" draw:layer="layout" svg:x1="8.747cm" svg:y1="15.478cm" svg:x2="9.89cm" svg:y2="15.4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F_20_One" draw:display-name="CF One" svg:viewBox="-19 -40 38 40" svg:d="M0 0h1v-40h-2v40zM1 0h-20v-2h20zM-1 0h20v-2h-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21T12:27:59.649500424</dc:date>
    <meta:editing-duration>PT4M18S</meta:editing-duration>
    <meta:editing-cycles>1</meta:editing-cycles>
    <meta:document-statistic meta:object-count="2"/>
    <meta:generator>LibreOffice/5.3.6.1$Linux_X86_64 LibreOffice_project/30$Build-1</meta:generator>
  </office:meta>
</office:document-meta>
</file>